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IDENTIFICATION DIVISION.</text:p>
      <text:p text:style-name="Standard"><text:s text:c="7"/>PROGRAM-ID. CREATEPDS.</text:p>
      <text:p text:style-name="Standard"/>
      <text:p text:style-name="Standard"><text:s text:c="7"/>ENVIRONMENT DIVISION.</text:p>
      <text:p text:style-name="Standard"><text:s text:c="7"/>INPUT-OUTPUT SECTION.</text:p>
      <text:p text:style-name="Standard"/>
      <text:p text:style-name="Standard"><text:s text:c="7"/>FILE-CONTROL.</text:p>
      <text:p text:style-name="Standard"><text:s text:c="11"/>SELECT OUTPUT-FILE ASSIGN TO 'MY.PDS(MEMBER)'</text:p>
      <text:p text:style-name="Standard"><text:s text:c="15"/>ORGANIZATION IS SEQUENTIAL.</text:p>
      <text:p text:style-name="Standard"/>
      <text:p text:style-name="Standard"><text:s text:c="7"/>DATA DIVISION.</text:p>
      <text:p text:style-name="Standard"><text:s text:c="7"/>FILE SECTION.</text:p>
      <text:p text:style-name="Standard"/>
      <text:p text:style-name="Standard"><text:s text:c="7"/>FD <text:s/>OUTPUT-FILE</text:p>
      <text:p text:style-name="Standard"><text:s text:c="11"/>RECORD CONTAINS 80 CHARACTERS</text:p>
      <text:p text:style-name="Standard"><text:s text:c="11"/>BLOCK CONTAINS 0 RECORDS</text:p>
      <text:p text:style-name="Standard"><text:s text:c="11"/>DATA RECORD IS OUTPUT-REC.</text:p>
      <text:p text:style-name="Standard"/>
      <text:p text:style-name="Standard"><text:s text:c="7"/>01 <text:s/>OUTPUT-REC.</text:p>
      <text:p text:style-name="Standard"><text:s text:c="11"/>05 LAST-NAME <text:s text:c="3"/>PIC X(40).</text:p>
      <text:p text:style-name="Standard"><text:s text:c="11"/>05 FILLER <text:s text:c="6"/>PIC X VALUE ','.</text:p>
      <text:p text:style-name="Standard"><text:s text:c="11"/>05 FIRST-NAME <text:s text:c="2"/>PIC X(30).</text:p>
      <text:p text:style-name="Standard"><text:s text:c="11"/>05 FILLER <text:s text:c="6"/>PIC X VALUE ','.</text:p>
      <text:p text:style-name="Standard"><text:s text:c="11"/>05 MIDDLE-INIT <text:s/>PIC X(1).</text:p>
      <text:p text:style-name="Standard"/>
      <text:p text:style-name="Standard"><text:s text:c="7"/>WORKING-STORAGE SECTION.</text:p>
      <text:p text:style-name="Standard"/>
      <text:p text:style-name="Standard"><text:s text:c="7"/>01 <text:s/>RECORDS-TABLE.</text:p>
      <text:p text:style-name="Standard"><text:s text:c="11"/>05 RECORD-ENTRY OCCURS 9 TIMES.</text:p>
      <text:p text:style-name="Standard"><text:s text:c="15"/>10 LAST-N <text:s/>PIC X(40).</text:p>
      <text:p text:style-name="Standard"><text:s text:c="15"/>10 FIRST-N PIC X(30).</text:p>
      <text:p text:style-name="Standard"><text:s text:c="15"/>10 MID-I <text:s text:c="2"/>PIC X(1).</text:p>
      <text:p text:style-name="Standard"/>
      <text:p text:style-name="Standard"><text:s text:c="7"/>PROCEDURE DIVISION.</text:p>
      <text:p text:style-name="Standard"><text:s text:c="7"/>010-MAIN.</text:p>
      <text:p text:style-name="Standard"><text:s text:c="11"/>OPEN OUTPUT OUTPUT-FILE.</text:p>
      <text:p text:style-name="Standard"/>
      <text:p text:style-name="Standard"><text:s text:c="11"/>MOVE 'SMITH' TO LAST-N(1).</text:p>
      <text:p text:style-name="Standard"><text:s text:c="11"/>MOVE 'JOHN' TO FIRST-N(1).</text:p>
      <text:p text:style-name="Standard"><text:s text:c="11"/>MOVE 'D' TO MID-I(1).</text:p>
      <text:p text:style-name="Standard"/>
      <text:p text:style-name="Standard"><text:s text:c="11"/>MOVE 'ST JOHN' TO LAST-N(2).</text:p>
      <text:p text:style-name="Standard"><text:s text:c="11"/>MOVE 'RUTH' TO FIRST-N(2).</text:p>
      <text:p text:style-name="Standard"><text:s text:c="11"/>MOVE 'F' TO MID-I(2).</text:p>
      <text:p text:style-name="Standard"/>
      <text:p text:style-name="Standard"><text:s text:c="11"/>MOVE 'VON NEUMANN' TO LAST-N(3).</text:p>
      <text:p text:style-name="Standard"><text:s text:c="11"/>MOVE 'JOHN' TO FIRST-N(3).</text:p>
      <text:p text:style-name="Standard"><text:s text:c="11"/>MOVE 'F' TO MID-I(3).</text:p>
      <text:p text:style-name="Standard"/>
      <text:p text:style-name="Standard"><text:s text:c="11"/>MOVE 'VON BIBBER' TO LAST-N(4).</text:p>
      <text:p text:style-name="Standard"><text:s text:c="11"/>MOVE 'BILLY JOE' TO FIRST-N(4).</text:p>
      <text:p text:style-name="Standard"><text:s text:c="11"/>MOVE 'B' TO MID-I(4).</text:p>
      <text:p text:style-name="Standard"><text:soft-page-break/></text:p>
      <text:p text:style-name="Standard"><text:s text:c="11"/>MOVE 'C' TO LAST-N(5).</text:p>
      <text:p text:style-name="Standard"><text:s text:c="11"/>MOVE 'B' TO FIRST-N(5).</text:p>
      <text:p text:style-name="Standard"><text:s text:c="11"/>MOVE 'A' TO MID-I(5).</text:p>
      <text:p text:style-name="Standard"/>
      <text:p text:style-name="Standard"><text:s text:c="11"/>MOVE 'XXXXXXXXXXXXXXXXXXXXXXXXXXXXXXXXXXXXXXXX' TO LAST-N(6).</text:p>
      <text:p text:style-name="Standard"><text:s text:c="11"/>MOVE 'YYYYYYYYYYYYYYYYYYYYYYYYYY' TO FIRST-N(6).</text:p>
      <text:p text:style-name="Standard"><text:s text:c="11"/>MOVE 'Z' TO MID-I(6).</text:p>
      <text:p text:style-name="Standard"/>
      <text:p text:style-name="Standard"><text:s text:c="11"/>MOVE 'X X X X X X X X' TO LAST-N(7).</text:p>
      <text:p text:style-name="Standard"><text:s text:c="11"/>MOVE 'Y Y Y Y Y Y Y Y' TO FIRST-N(7).</text:p>
      <text:p text:style-name="Standard"><text:s text:c="11"/>MOVE 'Z' TO MID-I(7).</text:p>
      <text:p text:style-name="Standard"/>
      <text:p text:style-name="Standard"><text:s text:c="11"/>MOVE 'KENNEDY' TO LAST-N(8).</text:p>
      <text:p text:style-name="Standard"><text:s text:c="11"/>MOVE 'JOHN' TO FIRST-N(8).</text:p>
      <text:p text:style-name="Standard"><text:s text:c="11"/>MOVE 'F' TO MID-I(8).</text:p>
      <text:p text:style-name="Standard"/>
      <text:p text:style-name="Standard"><text:s text:c="11"/>MOVE 'ADAMS' TO LAST-N(9).</text:p>
      <text:p text:style-name="Standard"><text:s text:c="11"/>MOVE 'JOHN' TO FIRST-N(9).</text:p>
      <text:p text:style-name="Standard"><text:s text:c="11"/>MOVE 'Q' TO MID-I(9).</text:p>
      <text:p text:style-name="Standard"/>
      <text:p text:style-name="Standard"><text:s text:c="11"/>PERFORM VARYING I FROM 1 BY 1 UNTIL I &gt; 9</text:p>
      <text:p text:style-name="Standard"><text:s text:c="15"/>MOVE LAST-N(I) TO LAST-NAME</text:p>
      <text:p text:style-name="Standard"><text:s text:c="15"/>MOVE FIRST-N(I) TO FIRST-NAME</text:p>
      <text:p text:style-name="Standard"><text:s text:c="15"/>MOVE MID-I(I) TO MIDDLE-INIT</text:p>
      <text:p text:style-name="Standard"><text:s text:c="15"/>WRITE OUTPUT-REC</text:p>
      <text:p text:style-name="Standard"><text:s text:c="11"/>END-PERFORM.</text:p>
      <text:p text:style-name="Standard"/>
      <text:p text:style-name="Standard"><text:s text:c="11"/>CLOSE OUTPUT-FILE.</text:p>
      <text:p text:style-name="Standard"><text:s text:c="11"/>STOP RU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7:32:22.049965874</meta:creation-date>
    <dc:date>2025-03-20T17:32:29.627984193</dc:date>
    <meta:editing-duration>PT8S</meta:editing-duration>
    <meta:editing-cycles>1</meta:editing-cycles>
    <meta:document-statistic meta:table-count="0" meta:image-count="0" meta:object-count="0" meta:page-count="2" meta:paragraph-count="63" meta:word-count="244" meta:character-count="2238" meta:non-whitespace-character-count="1360"/>
    <meta:generator>LibreOffice/24.2.7.2$Linux_X86_64 LibreOffice_project/420$Build-2</meta:generator>
  </office:meta>
</office:document-meta>
</file>